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028" officeooo:paragraph-rsid="0013f0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gepackage entwicklung</text:p>
      <text:p text:style-name="P1"/>
      <text:p text:style-name="P1"/>
      <text:p text:style-name="P1">Planung</text:p>
      <text:p text:style-name="P1">- idee Paketstation</text:p>
      <text:p text:style-name="P1">- konzept prototyp</text:p>
      <text:p text:style-name="P1">- know how über machine learning</text:p>
      <text:p text:style-name="P1">- mockup (MEILENSTEIN)</text:p>
      <text:p text:style-name="P1"/>
      <text:p text:style-name="P1"/>
      <text:p text:style-name="P1">Entwicklung</text:p>
      <text:p text:style-name="P1">- gelberkennung (MEILENSTEIN)</text:p>
      <text:p text:style-name="P1">- featureentwicklung gelbe pixel und line</text:p>
      <text:p text:style-name="P1">- erste prediction (MEILENSTEIN)</text:p>
      <text:p text:style-name="P1"/>
      <text:p text:style-name="P1"/>
      <text:p text:style-name="P1"/>
      <text:p text:style-name="P1">Fertigstellung</text:p>
      <text:p text:style-name="P1"/>
      <text:p text:style-name="P1">- finetuning, weitere features?</text:p>
      <text:p text:style-name="P1">- datensatz verbessern</text:p>
      <text:p text:style-name="P1">- mockup bedieninterface</text:p>
      <text:p text:style-name="P1">- dokumentation</text:p>
      <text:p text:style-name="P1"/>
      <text:p text:style-name="P1"/>
      <text:p text:style-name="P1"/>
      <text:p text:style-name="P1">Mockup Verwendung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4:26:32.032996093</meta:creation-date>
    <dc:date>2023-01-19T15:26:17.570400016</dc:date>
    <meta:editing-duration>PT49M44S</meta:editing-duration>
    <meta:editing-cycles>1</meta:editing-cycles>
    <meta:document-statistic meta:table-count="0" meta:image-count="0" meta:object-count="0" meta:page-count="1" meta:paragraph-count="16" meta:word-count="47" meta:character-count="358" meta:non-whitespace-character-count="327"/>
    <meta:generator>LibreOffice/6.4.7.2$Linux_X86_64 LibreOffice_project/40$Build-2</meta:generator>
  </office:meta>
</office:document-meta>
</file>